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P6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fffff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fo:color="#536870"/>
    </style:style>
    <style:style style:name="T30" style:family="text">
      <style:text-properties style:font-name="PingFang SC"/>
    </style:style>
    <style:style style:name="T31" style:family="text">
      <style:text-properties style:font-name="Menlo"/>
    </style:style>
    <style:style style:name="T32" style:family="text">
      <style:text-properties fo:font-weight="bold" fo:font-weight-asian="bold" fo:font-weight-complex="bold" fo:color="#003dcc"/>
    </style:style>
    <style:style style:name="T33" style:family="text">
      <style:text-properties style:font-name="PingFang SC" fo:font-weight="bold" fo:font-weight-asian="bold" fo:font-weight-complex="bold"/>
    </style:style>
    <style:style style:name="T34" style:family="text">
      <style:text-properties fo:color="#29ad18"/>
    </style:style>
    <style:style style:name="T35" style:family="text">
      <style:text-properties fo:font-weight="bold" fo:font-weight-asian="bold" fo:font-weight-complex="bold" fo:color="#ff0000"/>
    </style:style>
    <style:style style:name="T36" style:family="text">
      <style:text-properties style:font-name="PingFang SC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29">* </text:span>master // <text:span text:style-name="T30">指针指向</text:span>master</text:p>
      <text:p text:style-name="P54"><text:span text:style-name="T31">3.</text:span>切换分支</text:p>
      <text:p text:style-name="P54">git checkout brh</text:p>
      <text:p text:style-name="P53"><text:span text:style-name="T29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1">6.</text:span>分支操作</text:p>
      <text:p text:style-name="P54">修改Hello.java文件</text:p>
      <text:p text:style-name="P54">git status 显示如下</text:p>
      <text:p text:style-name="P57"><text:span text:style-name="T32">On branch brh </text:span><text:span text:style-name="T24">// </text:span><text:span text:style-name="T30">这里</text:span><text:span text:style-name="T33">是</text:span><text:span text:style-name="T24">brh</text:span><text:span text:style-name="T33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29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1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1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0">把</text:span>brh<text:span text:style-name="T30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4">++</text:span></text:p>
      <text:p text:style-name="P52"><text:s/>1 file changed, 2 insertions(+)</text:p>
      <text:p text:style-name="P54"><text:span text:style-name="T31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1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1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4"/>
      <text:p text:style-name="P63">分支管理</text:p>
      <text:p text:style-name="P54">新建一个分支br1，在br1中新建文件br1_hello.txt，然后commit</text:p>
      <text:p text:style-name="P54"/>
      <text:p text:style-name="P61">修改分支名称</text:p>
      <text:p text:style-name="P54">git branch -m br1 br2 // 把br1名城改成br2</text:p>
      <text:p text:style-name="P54"/>
      <text:p text:style-name="P54">然后把br2 push到github</text:p>
      <text:p text:style-name="P54"/>
      <text:p text:style-name="P54">查看分支</text:p>
      <text:p text:style-name="P54">git branch -a // 所有</text:p>
      <text:p text:style-name="P54">git branch -r // 远程</text:p>
      <text:p text:style-name="P54">git branch -l // 本地</text:p>
      <text:p text:style-name="P54"/>
      <text:p text:style-name="P54">删除分支</text:p>
      <text:p text:style-name="P54">开发过程中，如果开发到一半发现不需要这个分支了，那么在代码没有合并的情况下，删除分支如下</text:p>
      <text:p text:style-name="P52">git branch <text:span text:style-name="T35">-d</text:span><text:s/>br2</text:p>
      <text:p text:style-name="P52">error: The branch 'br2' is not fully merged.</text:p>
      <text:p text:style-name="P52">If you are sure you want to delete it, run 'git branch -D br2'.</text:p>
      <text:p text:style-name="P64"><text:span text:style-name="T36">如果要强行删除，可以执行</text:span>git branch <text:span text:style-name="T35">-D</text:span><text:s/>br2</text:p>
      <text:p text:style-name="P54">接下来删除远程的br2分支</text:p>
      <text:p text:style-name="P54">方式一：git push origin —delete br2</text:p>
      <text:p text:style-name="P54">方式二：</text:p>
      <text:p text:style-name="P54"><text:tab/>首先再次创建一个新分支br2，这时br2是一个空的分支</text:p>
      <text:p text:style-name="P54"><text:tab/>然后提交br2分支到github就可以了</text:p>
      <text:p text:style-name="P54"><text:tab/>git push origin <text:span text:style-name="T35">:</text:span>br2 // 注意有个冒号</text:p>
      <text:p text:style-name="P54"/>
      <text:p text:style-name="P54"/>
      <text:p text:style-name="P54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